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319in" table:align="margins"/>
    </style:style>
    <style:style style:name="Table2.A" style:family="table-column">
      <style:table-column-properties style:column-width="0.7438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319in" table:align="margins"/>
    </style:style>
    <style:style style:name="Table3.A" style:family="table-column">
      <style:table-column-properties style:column-width="0.7438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2319in" table:align="margins"/>
    </style:style>
    <style:style style:name="Table5.A" style:family="table-column">
      <style:table-column-properties style:column-width="0.7438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2319in" table:align="margins"/>
    </style:style>
    <style:style style:name="Table6.A" style:family="table-column">
      <style:table-column-properties style:column-width="0.7438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319in" table:align="margins"/>
    </style:style>
    <style:style style:name="Table8.A" style:family="table-column">
      <style:table-column-properties style:column-width="0.7438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2319in" table:align="margins"/>
    </style:style>
    <style:style style:name="Table9.A" style:family="table-column">
      <style:table-column-properties style:column-width="0.7438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2319in" table:align="margins"/>
    </style:style>
    <style:style style:name="Table11.A" style:family="table-column">
      <style:table-column-properties style:column-width="0.7438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2319in" table:align="margins"/>
    </style:style>
    <style:style style:name="Table12.A" style:family="table-column">
      <style:table-column-properties style:column-width="0.7438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79c4"/>
    </style:style>
    <style:style style:name="P2" style:family="paragraph" style:parent-style-name="Standard">
      <style:text-properties officeooo:rsid="000179c4" officeooo:paragraph-rsid="000179c4"/>
    </style:style>
    <style:style style:name="P3" style:family="paragraph" style:parent-style-name="Standard">
      <style:text-properties style:font-name="Liberation Mono" fo:font-size="8pt" officeooo:rsid="000179c4" officeooo:paragraph-rsid="000179c4" style:font-size-asian="8pt" style:font-size-complex="8pt"/>
    </style:style>
    <style:style style:name="P4" style:family="paragraph" style:parent-style-name="Table_20_Contents">
      <style:text-properties officeooo:rsid="000179c4" officeooo:paragraph-rsid="000179c4"/>
    </style:style>
    <style:style style:name="P5" style:family="paragraph" style:parent-style-name="Table_20_Contents">
      <style:text-properties officeooo:rsid="0003919b" officeooo:paragraph-rsid="0003919b"/>
    </style:style>
    <style:style style:name="P6" style:family="paragraph" style:parent-style-name="Standard">
      <style:text-properties officeooo:rsid="000179c4" officeooo:paragraph-rsid="000179c4"/>
    </style:style>
    <style:style style:name="P7" style:family="paragraph" style:parent-style-name="Standard">
      <style:text-properties officeooo:rsid="00043c93" officeooo:paragraph-rsid="000179c4"/>
    </style:style>
    <style:style style:name="P8" style:family="paragraph" style:parent-style-name="Standard">
      <style:text-properties officeooo:rsid="00043c93" officeooo:paragraph-rsid="00043c93"/>
    </style:style>
    <style:style style:name="P9" style:family="paragraph" style:parent-style-name="Standard">
      <style:text-properties officeooo:rsid="00043c93" officeooo:paragraph-rsid="000afe38"/>
    </style:style>
    <style:style style:name="P10" style:family="paragraph" style:parent-style-name="Standard">
      <style:text-properties officeooo:rsid="00043c93" officeooo:paragraph-rsid="000b8a27"/>
    </style:style>
    <style:style style:name="P11" style:family="paragraph" style:parent-style-name="Standard">
      <style:text-properties officeooo:paragraph-rsid="00043c93"/>
    </style:style>
    <style:style style:name="P12" style:family="paragraph" style:parent-style-name="Standard">
      <style:text-properties officeooo:rsid="0006c47c" officeooo:paragraph-rsid="0006c47c"/>
    </style:style>
    <style:style style:name="P13" style:family="paragraph" style:parent-style-name="Standard">
      <style:text-properties officeooo:rsid="0006c47c" officeooo:paragraph-rsid="000afe38"/>
    </style:style>
    <style:style style:name="P14" style:family="paragraph" style:parent-style-name="Standard">
      <style:text-properties officeooo:rsid="0006c47c" officeooo:paragraph-rsid="000b8a27"/>
    </style:style>
    <style:style style:name="P15" style:family="paragraph" style:parent-style-name="Standard">
      <style:text-properties style:font-name="Liberation Mono" fo:font-size="8pt" officeooo:rsid="0006c47c" officeooo:paragraph-rsid="0006c47c" style:font-size-asian="8pt" style:font-size-complex="8pt"/>
    </style:style>
    <style:style style:name="P16" style:family="paragraph" style:parent-style-name="Standard">
      <style:text-properties style:font-name="Liberation Mono" fo:font-size="8pt" officeooo:rsid="0006c47c" officeooo:paragraph-rsid="000afe38" style:font-size-asian="8pt" style:font-size-complex="8pt"/>
    </style:style>
    <style:style style:name="P17" style:family="paragraph" style:parent-style-name="Standard">
      <style:text-properties style:font-name="Liberation Mono" fo:font-size="8pt" officeooo:rsid="0006c47c" officeooo:paragraph-rsid="000b8a27" style:font-size-asian="8pt" style:font-size-complex="8pt"/>
    </style:style>
    <style:style style:name="P18" style:family="paragraph" style:parent-style-name="Standard">
      <style:text-properties officeooo:paragraph-rsid="000afe38"/>
    </style:style>
    <style:style style:name="P19" style:family="paragraph" style:parent-style-name="Standard">
      <style:text-properties officeooo:paragraph-rsid="000b8a27"/>
    </style:style>
    <style:style style:name="P20" style:family="paragraph" style:parent-style-name="Standard">
      <style:text-properties style:font-name="Courier New" fo:font-size="10pt" officeooo:rsid="000d8ec4" officeooo:paragraph-rsid="000d8ec4" style:font-size-asian="10pt" style:font-size-complex="10pt"/>
    </style:style>
    <style:style style:name="P21" style:family="paragraph" style:parent-style-name="Standard">
      <style:text-properties style:font-name="Courier New" fo:font-size="8pt" officeooo:rsid="000e627c" officeooo:paragraph-rsid="000e627c" style:font-size-asian="8pt" style:font-size-complex="8pt"/>
    </style:style>
    <style:style style:name="P22" style:family="paragraph" style:parent-style-name="Standard">
      <style:paragraph-properties fo:break-before="page"/>
      <style:text-properties officeooo:rsid="00043c93" officeooo:paragraph-rsid="000179c4"/>
    </style:style>
    <style:style style:name="P23" style:family="paragraph" style:parent-style-name="Standard">
      <style:paragraph-properties fo:break-before="page"/>
      <style:text-properties officeooo:rsid="00043c93" officeooo:paragraph-rsid="000afe38"/>
    </style:style>
    <style:style style:name="P24" style:family="paragraph" style:parent-style-name="Standard">
      <style:paragraph-properties fo:break-before="page"/>
      <style:text-properties officeooo:rsid="00043c93" officeooo:paragraph-rsid="000b8a27"/>
    </style:style>
    <style:style style:name="P25" style:family="paragraph" style:parent-style-name="Standard">
      <style:paragraph-properties fo:break-before="page"/>
      <style:text-properties style:font-name="Courier New" fo:font-size="10pt" officeooo:rsid="000d8ec4" officeooo:paragraph-rsid="000d8ec4" style:font-size-asian="10pt" style:font-size-complex="10pt"/>
    </style:style>
    <style:style style:name="P26" style:family="paragraph" style:parent-style-name="Table_20_Contents">
      <style:text-properties officeooo:rsid="000179c4" officeooo:paragraph-rsid="00043c93"/>
    </style:style>
    <style:style style:name="P27" style:family="paragraph" style:parent-style-name="Table_20_Contents">
      <style:text-properties officeooo:rsid="000179c4" officeooo:paragraph-rsid="000afe38"/>
    </style:style>
    <style:style style:name="P28" style:family="paragraph" style:parent-style-name="Table_20_Contents">
      <style:text-properties officeooo:rsid="000179c4" officeooo:paragraph-rsid="000b8a27"/>
    </style:style>
    <style:style style:name="P29" style:family="paragraph" style:parent-style-name="Table_20_Contents">
      <style:text-properties officeooo:paragraph-rsid="00043c93"/>
    </style:style>
    <style:style style:name="P30" style:family="paragraph" style:parent-style-name="Table_20_Contents">
      <style:text-properties officeooo:rsid="00043c93" officeooo:paragraph-rsid="00043c93"/>
    </style:style>
    <style:style style:name="P31" style:family="paragraph" style:parent-style-name="Table_20_Contents">
      <style:paragraph-properties fo:text-align="center" style:justify-single-word="false"/>
      <style:text-properties officeooo:rsid="00043c93" officeooo:paragraph-rsid="00043c93"/>
    </style:style>
    <style:style style:name="P32" style:family="paragraph" style:parent-style-name="Table_20_Contents">
      <style:paragraph-properties fo:text-align="center" style:justify-single-word="false"/>
      <style:text-properties officeooo:rsid="00043c93" officeooo:paragraph-rsid="000afe38"/>
    </style:style>
    <style:style style:name="P33" style:family="paragraph" style:parent-style-name="Table_20_Contents">
      <style:paragraph-properties fo:text-align="center" style:justify-single-word="false"/>
      <style:text-properties officeooo:rsid="00043c93" officeooo:paragraph-rsid="000b8a27"/>
    </style:style>
    <style:style style:name="P34" style:family="paragraph" style:parent-style-name="Table_20_Contents">
      <style:text-properties officeooo:rsid="00043c93" officeooo:paragraph-rsid="000afe38"/>
    </style:style>
    <style:style style:name="P35" style:family="paragraph" style:parent-style-name="Table_20_Contents">
      <style:text-properties officeooo:rsid="00043c93" officeooo:paragraph-rsid="000b8a27"/>
    </style:style>
    <style:style style:name="P36" style:family="paragraph" style:parent-style-name="Table_20_Contents">
      <style:text-properties officeooo:rsid="0005dd10" officeooo:paragraph-rsid="0005dd10"/>
    </style:style>
    <style:style style:name="P37" style:family="paragraph" style:parent-style-name="Table_20_Contents">
      <style:text-properties officeooo:rsid="0005dd10" officeooo:paragraph-rsid="000afe38"/>
    </style:style>
    <style:style style:name="P38" style:family="paragraph" style:parent-style-name="Table_20_Contents">
      <style:text-properties officeooo:rsid="0005dd10" officeooo:paragraph-rsid="000b8a27"/>
    </style:style>
    <style:style style:name="P39" style:family="paragraph" style:parent-style-name="Table_20_Contents">
      <style:text-properties officeooo:paragraph-rsid="000afe38"/>
    </style:style>
    <style:style style:name="P40" style:family="paragraph" style:parent-style-name="Table_20_Contents">
      <style:text-properties officeooo:rsid="000afe38" officeooo:paragraph-rsid="000afe38"/>
    </style:style>
    <style:style style:name="P41" style:family="paragraph" style:parent-style-name="Table_20_Contents">
      <style:text-properties officeooo:rsid="000afe38" officeooo:paragraph-rsid="000b8a27"/>
    </style:style>
    <style:style style:name="P42" style:family="paragraph" style:parent-style-name="Table_20_Contents">
      <style:text-properties officeooo:paragraph-rsid="000b8a27"/>
    </style:style>
    <style:style style:name="P43" style:family="paragraph" style:parent-style-name="Table_20_Contents">
      <style:text-properties officeooo:rsid="000c64c5" officeooo:paragraph-rsid="000c64c5"/>
    </style:style>
    <style:style style:name="T1" style:family="text">
      <style:text-properties officeooo:rsid="000319aa"/>
    </style:style>
    <style:style style:name="T2" style:family="text">
      <style:text-properties officeooo:rsid="00043c93"/>
    </style:style>
    <style:style style:name="T3" style:family="text">
      <style:text-properties officeooo:rsid="0005dd10"/>
    </style:style>
    <style:style style:name="T4" style:family="text">
      <style:text-properties officeooo:rsid="000afe38"/>
    </style:style>
    <style:style style:name="T5" style:family="text">
      <style:text-properties officeooo:rsid="000c64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ronto Fire Services Incident Data: Revisited</text:p>
      <text:p text:style-name="P2">By Geoffrey Clark, for Dr. Ceni Babaoglu</text:p>
      <text:p text:style-name="P2">October 2nd, 2018</text:p>
      <text:p text:style-name="P2"/>
      <text:p text:style-name="P2">Methodology: Compare model trained with ROSE data vs. model trained with randomly sampled data. Both datasets created by sampling 60% of entire dataset. Classifier used was logistic regression with below formula and threshold of 0.5.</text:p>
      <text:p text:style-name="P2"/>
      <text:p text:style-name="P3">model_logistic_bal &lt;- glm(CRITICAL ~ ., data=I_s_ROSE, family=binomial(link="logit"))</text:p>
      <text:p text:style-name="P3">model_logistic_imb &lt;- glm(CRITICAL ~., data = I_s[full_idx$train,], family=binomial(link="logit"))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Original Data<text:span text:style-name="T1"> (%)</text:span></text:p>
          </table:table-cell>
          <table:table-cell table:style-name="Table1.C1" office:value-type="string">
            <text:p text:style-name="P4">ROSE Data<text:span text:style-name="T1"> (%)</text:span></text:p>
          </table:table-cell>
        </table:table-row>
        <table:table-row>
          <table:table-cell table:style-name="Table1.A2" office:value-type="string">
            <text:p text:style-name="P4">Accuracy</text:p>
          </table:table-cell>
          <table:table-cell table:style-name="Table1.A2" office:value-type="string">
            <text:p text:style-name="P4">97.4</text:p>
          </table:table-cell>
          <table:table-cell table:style-name="Table1.C2" office:value-type="string">
            <text:p text:style-name="P4">91.8</text:p>
          </table:table-cell>
        </table:table-row>
        <table:table-row>
          <table:table-cell table:style-name="Table1.A2" office:value-type="string">
            <text:p text:style-name="P4">False-Negative Rate</text:p>
          </table:table-cell>
          <table:table-cell table:style-name="Table1.A2" office:value-type="string">
            <text:p text:style-name="P4">56.9</text:p>
          </table:table-cell>
          <table:table-cell table:style-name="Table1.C2" office:value-type="string">
            <text:p text:style-name="P4">19.1</text:p>
          </table:table-cell>
        </table:table-row>
        <table:table-row>
          <table:table-cell table:style-name="Table1.A2" office:value-type="string">
            <text:p text:style-name="P4">Precision</text:p>
          </table:table-cell>
          <table:table-cell table:style-name="Table1.A2" office:value-type="string">
            <text:p text:style-name="P4">89.4</text:p>
          </table:table-cell>
          <table:table-cell table:style-name="Table1.C2" office:value-type="string">
            <text:p text:style-name="P4">31.3</text:p>
          </table:table-cell>
        </table:table-row>
        <table:table-row>
          <table:table-cell table:style-name="Table1.A2" office:value-type="string">
            <text:p text:style-name="P4">Recall</text:p>
          </table:table-cell>
          <table:table-cell table:style-name="Table1.A2" office:value-type="string">
            <text:p text:style-name="P4">43.0</text:p>
          </table:table-cell>
          <table:table-cell table:style-name="Table1.C2" office:value-type="string">
            <text:p text:style-name="P4">80.8</text:p>
          </table:table-cell>
        </table:table-row>
        <table:table-row>
          <table:table-cell table:style-name="Table1.A2" office:value-type="string">
            <text:p text:style-name="P4">F1-Score</text:p>
          </table:table-cell>
          <table:table-cell table:style-name="Table1.A2" office:value-type="string">
            <text:p text:style-name="P4">58.1</text:p>
          </table:table-cell>
          <table:table-cell table:style-name="Table1.C2" office:value-type="string">
            <text:p text:style-name="P4">45.2</text:p>
          </table:table-cell>
        </table:table-row>
        <table:table-row>
          <table:table-cell table:style-name="Table1.A2" office:value-type="string">
            <text:p text:style-name="P4">Confusion Matrix</text:p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P4">0</text:p>
                </table:table-cell>
                <table:table-cell table:style-name="Table2.C1" office:value-type="string">
                  <text:p text:style-name="P4">1</text:p>
                </table:table-cell>
              </table:table-row>
              <table:table-row>
                <table:table-cell table:style-name="Table2.A2" office:value-type="string">
                  <text:p text:style-name="P4">0</text:p>
                </table:table-cell>
                <table:table-cell table:style-name="Table2.A2" office:value-type="string">
                  <text:p text:style-name="P4">126544</text:p>
                </table:table-cell>
                <table:table-cell table:style-name="Table2.C2" office:value-type="string">
                  <text:p text:style-name="P4">3131</text:p>
                </table:table-cell>
              </table:table-row>
              <table:table-row>
                <table:table-cell table:style-name="Table2.A2" office:value-type="string">
                  <text:p text:style-name="P4">1</text:p>
                </table:table-cell>
                <table:table-cell table:style-name="Table2.A2" office:value-type="string">
                  <text:p text:style-name="P4">280</text:p>
                </table:table-cell>
                <table:table-cell table:style-name="Table2.C2" office:value-type="string">
                  <text:p text:style-name="P4">2369</text:p>
                </table:table-cell>
              </table:table-row>
            </table:table>
            <text:p text:style-name="Table_20_Contents"/>
          </table:table-cell>
          <table:table-cell table:style-name="Table1.C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Table_20_Contents"/>
                </table:table-cell>
                <table:table-cell table:style-name="Table3.A1" office:value-type="string">
                  <text:p text:style-name="P4">0</text:p>
                </table:table-cell>
                <table:table-cell table:style-name="Table3.C1" office:value-type="string">
                  <text:p text:style-name="P4">1</text:p>
                </table:table-cell>
              </table:table-row>
              <table:table-row>
                <table:table-cell table:style-name="Table3.A2" office:value-type="string">
                  <text:p text:style-name="P4">0</text:p>
                </table:table-cell>
                <table:table-cell table:style-name="Table3.A2" office:value-type="string">
                  <text:p text:style-name="P5">117092</text:p>
                </table:table-cell>
                <table:table-cell table:style-name="Table3.C2" office:value-type="string">
                  <text:p text:style-name="P5">1051</text:p>
                </table:table-cell>
              </table:table-row>
              <table:table-row>
                <table:table-cell table:style-name="Table3.A2" office:value-type="string">
                  <text:p text:style-name="P4">1</text:p>
                </table:table-cell>
                <table:table-cell table:style-name="Table3.A2" office:value-type="string">
                  <text:p text:style-name="P5">9730</text:p>
                </table:table-cell>
                <table:table-cell table:style-name="Table3.C2" office:value-type="string">
                  <text:p text:style-name="P5">4448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p text:style-name="P2"/>
      <text:p text:style-name="P7"/>
      <text:p text:style-name="P22">October 9th</text:p>
      <text:p text:style-name="P7"/>
      <text:p text:style-name="P8">Support Vector Machines</text:p>
      <text:p text:style-name="P8"/>
      <text:p text:style-name="P8">linear kernal, cost = 1<text:span text:style-name="T3">, scale=T</text:span></text:p>
      <text:p text:style-name="P12"/>
      <text:p text:style-name="P15">model_svm_imb &lt;- svm(formula = CRITICAL ~ ALARM_TO_FD + RESPONSE_TYPE + EST_KM + INITIAL_UNIT_PERSONNEL + INCIDENT_DAY + INCIDENT_MONTH + INITIAL_CALL_HOUR + INITIAL_CALL_MIN, data = I_s[full_idx$train, ], kernel = "linear", cost = 1)</text:p>
      <text:p text:style-name="P15"/>
      <text:p text:style-name="P15">model_svm_bal &lt;- svm(formula = CRITICAL ~ ALARM_TO_FD + RESPONSE_TYPE + EST_KM + INITIAL_UNIT_PERSONNEL + INCIDENT_DAY + INCIDENT_MONTH + INITIAL_CALL_HOUR + INITIAL_CALL_MIN, data = I_s_ROSE, kernel = "linear", cost = 1)</text:p>
      <text:p text:style-name="P8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>Original Data<text:span text:style-name="T1"> (%)</text:span></text:p>
          </table:table-cell>
          <table:table-cell table:style-name="Table4.C1" office:value-type="string">
            <text:p text:style-name="P26">ROSE Data<text:span text:style-name="T1"> (%)</text:span></text:p>
          </table:table-cell>
        </table:table-row>
        <table:table-row>
          <table:table-cell table:style-name="Table4.A2" office:value-type="string">
            <text:p text:style-name="P26">Accuracy</text:p>
          </table:table-cell>
          <table:table-cell table:style-name="Table4.A2" office:value-type="string">
            <text:p text:style-name="P26">97.<text:span text:style-name="T2">2</text:span></text:p>
          </table:table-cell>
          <table:table-cell table:style-name="Table4.C2" office:value-type="string">
            <text:p text:style-name="P36">85.6</text:p>
          </table:table-cell>
        </table:table-row>
        <table:table-row>
          <table:table-cell table:style-name="Table4.A2" office:value-type="string">
            <text:p text:style-name="P26">False-Negative Rate</text:p>
          </table:table-cell>
          <table:table-cell table:style-name="Table4.A2" office:value-type="string">
            <text:p text:style-name="P30">61.6</text:p>
          </table:table-cell>
          <table:table-cell table:style-name="Table4.C2" office:value-type="string">
            <text:p text:style-name="P36">26.0</text:p>
          </table:table-cell>
        </table:table-row>
        <table:table-row>
          <table:table-cell table:style-name="Table4.A2" office:value-type="string">
            <text:p text:style-name="P26">Precision</text:p>
          </table:table-cell>
          <table:table-cell table:style-name="Table4.A2" office:value-type="string">
            <text:p text:style-name="P26">8<text:span text:style-name="T2">8.9</text:span></text:p>
          </table:table-cell>
          <table:table-cell table:style-name="Table4.C2" office:value-type="string">
            <text:p text:style-name="P36">18.7</text:p>
          </table:table-cell>
        </table:table-row>
        <table:table-row>
          <table:table-cell table:style-name="Table4.A2" office:value-type="string">
            <text:p text:style-name="P26">Recall</text:p>
          </table:table-cell>
          <table:table-cell table:style-name="Table4.A2" office:value-type="string">
            <text:p text:style-name="P30">38.3</text:p>
          </table:table-cell>
          <table:table-cell table:style-name="Table4.C2" office:value-type="string">
            <text:p text:style-name="P36">73.9</text:p>
          </table:table-cell>
        </table:table-row>
        <table:table-row>
          <table:table-cell table:style-name="Table4.A2" office:value-type="string">
            <text:p text:style-name="P26">F1-Score</text:p>
          </table:table-cell>
          <table:table-cell table:style-name="Table4.A2" office:value-type="string">
            <text:p text:style-name="P30">53.5</text:p>
          </table:table-cell>
          <table:table-cell table:style-name="Table4.C2" office:value-type="string">
            <text:p text:style-name="P36">29.9</text:p>
          </table:table-cell>
        </table:table-row>
        <table:table-row>
          <table:table-cell table:style-name="Table4.A2" office:value-type="string">
            <text:p text:style-name="P26">Confusion Matrix</text:p>
          </table:table-cell>
          <table:table-cell table:style-name="Table4.A2" office:value-type="string"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30"/>
                </table:table-cell>
                <table:table-cell table:style-name="Table5.B1" table:number-columns-spanned="2" office:value-type="string">
                  <text:p text:style-name="P31">truth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P30">predict</text:p>
                </table:table-cell>
                <table:table-cell table:style-name="Table5.A2" office:value-type="string">
                  <text:p text:style-name="P26">0</text:p>
                </table:table-cell>
                <table:table-cell table:style-name="Table5.C2" office:value-type="string">
                  <text:p text:style-name="P26">1</text:p>
                </table:table-cell>
              </table:table-row>
              <table:table-row>
                <table:table-cell table:style-name="Table5.A2" office:value-type="string">
                  <text:p text:style-name="P26">0</text:p>
                </table:table-cell>
                <table:table-cell table:style-name="Table5.A2" office:value-type="string">
                  <text:p text:style-name="P26">1265<text:span text:style-name="T2">52</text:span></text:p>
                </table:table-cell>
                <table:table-cell table:style-name="Table5.C2" office:value-type="string">
                  <text:p text:style-name="P30">3391</text:p>
                </table:table-cell>
              </table:table-row>
              <table:table-row>
                <table:table-cell table:style-name="Table5.A2" office:value-type="string">
                  <text:p text:style-name="P26">1</text:p>
                </table:table-cell>
                <table:table-cell table:style-name="Table5.A2" office:value-type="string">
                  <text:p text:style-name="P30">261</text:p>
                </table:table-cell>
                <table:table-cell table:style-name="Table5.C2" office:value-type="string">
                  <text:p text:style-name="P30">2108</text:p>
                </table:table-cell>
              </table:table-row>
            </table:table>
            <text:p text:style-name="P29"/>
          </table:table-cell>
          <table:table-cell table:style-name="Table4.C2" office:value-type="string">
            <table:table table:name="Table6" table:style-name="Table6">
              <table:table-column table:style-name="Table6.A" table:number-columns-repeated="3"/>
              <table:table-row>
                <table:table-cell table:style-name="Table6.A1" office:value-type="string">
                  <text:p text:style-name="P29"/>
                </table:table-cell>
                <table:table-cell table:style-name="Table6.B1" table:number-columns-spanned="2" office:value-type="string">
                  <text:p text:style-name="P31">truth</text:p>
                </table:table-cell>
                <table:covered-table-cell/>
              </table:table-row>
              <table:table-row>
                <table:table-cell table:style-name="Table6.A2" office:value-type="string">
                  <text:p text:style-name="P30">predict</text:p>
                </table:table-cell>
                <table:table-cell table:style-name="Table6.A2" office:value-type="string">
                  <text:p text:style-name="P26">0</text:p>
                </table:table-cell>
                <table:table-cell table:style-name="Table6.C2" office:value-type="string">
                  <text:p text:style-name="P26">1</text:p>
                </table:table-cell>
              </table:table-row>
              <table:table-row>
                <table:table-cell table:style-name="Table6.A2" office:value-type="string">
                  <text:p text:style-name="P26">0</text:p>
                </table:table-cell>
                <table:table-cell table:style-name="Table6.A2" office:value-type="string">
                  <text:p text:style-name="P36">109239</text:p>
                </table:table-cell>
                <table:table-cell table:style-name="Table6.C2" office:value-type="string">
                  <text:p text:style-name="P36">1431</text:p>
                </table:table-cell>
              </table:table-row>
              <table:table-row>
                <table:table-cell table:style-name="Table6.A2" office:value-type="string">
                  <text:p text:style-name="P26">1</text:p>
                </table:table-cell>
                <table:table-cell table:style-name="Table6.A2" office:value-type="string">
                  <text:p text:style-name="P36">17574</text:p>
                </table:table-cell>
                <table:table-cell table:style-name="Table6.C2" office:value-type="string">
                  <text:p text:style-name="P36">4068</text:p>
                </table:table-cell>
              </table:table-row>
            </table:table>
            <text:p text:style-name="P29"/>
          </table:table-cell>
        </table:table-row>
      </table:table>
      <text:p text:style-name="P11"/>
      <text:p text:style-name="P23">October <text:span text:style-name="T4">10</text:span>th</text:p>
      <text:p text:style-name="P9"/>
      <text:p text:style-name="P9">Support Vector Machines</text:p>
      <text:p text:style-name="P9"/>
      <text:p text:style-name="P9"><text:span text:style-name="T4">radial</text:span> kernal, cost = 1<text:span text:style-name="T3">, gamma = 1, scale=T</text:span></text:p>
      <text:p text:style-name="P13"/>
      <text:p text:style-name="P16">model_svm_imb<text:span text:style-name="T4">_radial11</text:span> &lt;- svm(formula = CRITICAL ~ ALARM_TO_FD + RESPONSE_TYPE + EST_KM + INITIAL_UNIT_PERSONNEL + INCIDENT_DAY + INCIDENT_MONTH + INITIAL_CALL_HOUR + INITIAL_CALL_MIN, data = I_s[full_idx$train, ], kernel = "<text:span text:style-name="T4">radial</text:span>", cost = 1<text:span text:style-name="T4">, gamma = 1</text:span>)</text:p>
      <text:p text:style-name="P16"/>
      <text:p text:style-name="P16"/>
      <text:p text:style-name="P9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7"/>
          </table:table-cell>
          <table:table-cell table:style-name="Table7.A1" office:value-type="string">
            <text:p text:style-name="P27">Original Data<text:span text:style-name="T1"> (%)</text:span></text:p>
          </table:table-cell>
          <table:table-cell table:style-name="Table7.C1" office:value-type="string">
            <text:p text:style-name="P27">ROSE Data<text:span text:style-name="T1"> (%)</text:span></text:p>
          </table:table-cell>
        </table:table-row>
        <table:table-row>
          <table:table-cell table:style-name="Table7.A2" office:value-type="string">
            <text:p text:style-name="P27">Accuracy</text:p>
          </table:table-cell>
          <table:table-cell table:style-name="Table7.A2" office:value-type="string">
            <text:p text:style-name="P40">97.0</text:p>
          </table:table-cell>
          <table:table-cell table:style-name="Table7.C2" office:value-type="string">
            <text:p text:style-name="P37"/>
          </table:table-cell>
        </table:table-row>
        <table:table-row>
          <table:table-cell table:style-name="Table7.A2" office:value-type="string">
            <text:p text:style-name="P27">False-Negative Rate</text:p>
          </table:table-cell>
          <table:table-cell table:style-name="Table7.A2" office:value-type="string">
            <text:p text:style-name="P40">66.7</text:p>
          </table:table-cell>
          <table:table-cell table:style-name="Table7.C2" office:value-type="string">
            <text:p text:style-name="P37"/>
          </table:table-cell>
        </table:table-row>
        <table:table-row>
          <table:table-cell table:style-name="Table7.A2" office:value-type="string">
            <text:p text:style-name="P27">Precision</text:p>
          </table:table-cell>
          <table:table-cell table:style-name="Table7.A2" office:value-type="string">
            <text:p text:style-name="P40">87.7</text:p>
          </table:table-cell>
          <table:table-cell table:style-name="Table7.C2" office:value-type="string">
            <text:p text:style-name="P37"/>
          </table:table-cell>
        </table:table-row>
        <table:table-row>
          <table:table-cell table:style-name="Table7.A2" office:value-type="string">
            <text:p text:style-name="P27">Recall</text:p>
          </table:table-cell>
          <table:table-cell table:style-name="Table7.A2" office:value-type="string">
            <text:p text:style-name="P40">33.2</text:p>
          </table:table-cell>
          <table:table-cell table:style-name="Table7.C2" office:value-type="string">
            <text:p text:style-name="P37"/>
          </table:table-cell>
        </table:table-row>
        <table:table-row>
          <table:table-cell table:style-name="Table7.A2" office:value-type="string">
            <text:p text:style-name="P27">F1-Score</text:p>
          </table:table-cell>
          <table:table-cell table:style-name="Table7.A2" office:value-type="string">
            <text:p text:style-name="P40">48.2</text:p>
          </table:table-cell>
          <table:table-cell table:style-name="Table7.C2" office:value-type="string">
            <text:p text:style-name="P37"/>
          </table:table-cell>
        </table:table-row>
        <table:table-row>
          <table:table-cell table:style-name="Table7.A2" office:value-type="string">
            <text:p text:style-name="P27">Confusion Matrix</text:p>
          </table:table-cell>
          <table:table-cell table:style-name="Table7.A2" office:value-type="string">
            <table:table table:name="Table8" table:style-name="Table8">
              <table:table-column table:style-name="Table8.A" table:number-columns-repeated="3"/>
              <table:table-row>
                <table:table-cell table:style-name="Table8.A1" office:value-type="string">
                  <text:p text:style-name="P34"/>
                </table:table-cell>
                <table:table-cell table:style-name="Table8.B1" table:number-columns-spanned="2" office:value-type="string">
                  <text:p text:style-name="P32">truth</text:p>
                </table:table-cell>
                <table:covered-table-cell/>
              </table:table-row>
              <table:table-row>
                <table:table-cell table:style-name="Table8.A2" office:value-type="string">
                  <text:p text:style-name="P34">predict</text:p>
                </table:table-cell>
                <table:table-cell table:style-name="Table8.A2" office:value-type="string">
                  <text:p text:style-name="P27">0</text:p>
                </table:table-cell>
                <table:table-cell table:style-name="Table8.C2" office:value-type="string">
                  <text:p text:style-name="P27">1</text:p>
                </table:table-cell>
              </table:table-row>
              <table:table-row>
                <table:table-cell table:style-name="Table8.A2" office:value-type="string">
                  <text:p text:style-name="P27">0</text:p>
                </table:table-cell>
                <table:table-cell table:style-name="Table8.A2" office:value-type="string">
                  <text:p text:style-name="P40">126558</text:p>
                </table:table-cell>
                <table:table-cell table:style-name="Table8.C2" office:value-type="string">
                  <text:p text:style-name="P40">3669</text:p>
                </table:table-cell>
              </table:table-row>
              <table:table-row>
                <table:table-cell table:style-name="Table8.A2" office:value-type="string">
                  <text:p text:style-name="P27">1</text:p>
                </table:table-cell>
                <table:table-cell table:style-name="Table8.A2" office:value-type="string">
                  <text:p text:style-name="P40">255</text:p>
                </table:table-cell>
                <table:table-cell table:style-name="Table8.C2" office:value-type="string">
                  <text:p text:style-name="P40">1830</text:p>
                </table:table-cell>
              </table:table-row>
            </table:table>
            <text:p text:style-name="P39"/>
          </table:table-cell>
          <table:table-cell table:style-name="Table7.C2" office:value-type="string">
            <table:table table:name="Table9" table:style-name="Table9">
              <table:table-column table:style-name="Table9.A" table:number-columns-repeated="3"/>
              <table:table-row>
                <table:table-cell table:style-name="Table9.A1" office:value-type="string">
                  <text:p text:style-name="P39"/>
                </table:table-cell>
                <table:table-cell table:style-name="Table9.B1" table:number-columns-spanned="2" office:value-type="string">
                  <text:p text:style-name="P32">truth</text:p>
                </table:table-cell>
                <table:covered-table-cell/>
              </table:table-row>
              <table:table-row>
                <table:table-cell table:style-name="Table9.A2" office:value-type="string">
                  <text:p text:style-name="P34">predict</text:p>
                </table:table-cell>
                <table:table-cell table:style-name="Table9.A2" office:value-type="string">
                  <text:p text:style-name="P27">0</text:p>
                </table:table-cell>
                <table:table-cell table:style-name="Table9.C2" office:value-type="string">
                  <text:p text:style-name="P27">1</text:p>
                </table:table-cell>
              </table:table-row>
              <table:table-row>
                <table:table-cell table:style-name="Table9.A2" office:value-type="string">
                  <text:p text:style-name="P27">0</text:p>
                </table:table-cell>
                <table:table-cell table:style-name="Table9.A2" office:value-type="string">
                  <text:p text:style-name="P37"/>
                </table:table-cell>
                <table:table-cell table:style-name="Table9.C2" office:value-type="string">
                  <text:p text:style-name="P37"/>
                </table:table-cell>
              </table:table-row>
              <table:table-row>
                <table:table-cell table:style-name="Table9.A2" office:value-type="string">
                  <text:p text:style-name="P27">1</text:p>
                </table:table-cell>
                <table:table-cell table:style-name="Table9.A2" office:value-type="string">
                  <text:p text:style-name="P37"/>
                </table:table-cell>
                <table:table-cell table:style-name="Table9.C2" office:value-type="string">
                  <text:p text:style-name="P37"/>
                </table:table-cell>
              </table:table-row>
            </table:table>
            <text:p text:style-name="P39"/>
          </table:table-cell>
        </table:table-row>
      </table:table>
      <text:p text:style-name="P18"/>
      <text:p text:style-name="P24">October <text:span text:style-name="T4">11</text:span>th</text:p>
      <text:p text:style-name="P10"/>
      <text:p text:style-name="P10">Support Vector Machines</text:p>
      <text:p text:style-name="P10"/>
      <text:p text:style-name="P10"><text:span text:style-name="T4">radial</text:span> kernal, cost = 1<text:span text:style-name="T3">, gamma = 1, scale=T</text:span></text:p>
      <text:p text:style-name="P14"/>
      <text:p text:style-name="P17">model_svm_imb<text:span text:style-name="T4">_radial11b</text:span> &lt;- svm(formula = CRITICAL ~ <text:span text:style-name="T5">EVENT_TYPE_CD + </text:span>ALARM_TO_FD + RESPONSE_TYPE + EST_KM + INITIAL_UNIT_PERSONNEL + INCIDENT_DAY + INCIDENT_MONTH + INITIAL_CALL_HOUR + INITIAL_CALL_MIN, data = I_s[full_idx$train, ], kernel = "<text:span text:style-name="T4">radial</text:span>", cost = 1<text:span text:style-name="T4">, gamma = 1</text:span>)</text:p>
      <text:p text:style-name="P17"/>
      <text:p text:style-name="P17"/>
      <text:p text:style-name="P10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8"/>
          </table:table-cell>
          <table:table-cell table:style-name="Table10.A1" office:value-type="string">
            <text:p text:style-name="P28">Original Data<text:span text:style-name="T1"> (%)</text:span></text:p>
          </table:table-cell>
          <table:table-cell table:style-name="Table10.C1" office:value-type="string">
            <text:p text:style-name="P28">ROSE Data<text:span text:style-name="T1"> (%)</text:span></text:p>
          </table:table-cell>
        </table:table-row>
        <table:table-row>
          <table:table-cell table:style-name="Table10.A2" office:value-type="string">
            <text:p text:style-name="P28">Accuracy</text:p>
          </table:table-cell>
          <table:table-cell table:style-name="Table10.A2" office:value-type="string">
            <text:p text:style-name="P41">9<text:span text:style-name="T5">6.8</text:span>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28">False-Negative Rate</text:p>
          </table:table-cell>
          <table:table-cell table:style-name="Table10.A2" office:value-type="string">
            <text:p text:style-name="P43">71.1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28">Precision</text:p>
          </table:table-cell>
          <table:table-cell table:style-name="Table10.A2" office:value-type="string">
            <text:p text:style-name="P43">88.6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28">Recall</text:p>
          </table:table-cell>
          <table:table-cell table:style-name="Table10.A2" office:value-type="string">
            <text:p text:style-name="P43">28.8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28">F1-Score</text:p>
          </table:table-cell>
          <table:table-cell table:style-name="Table10.A2" office:value-type="string">
            <text:p text:style-name="P43">43.5</text:p>
          </table:table-cell>
          <table:table-cell table:style-name="Table10.C2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28">Confusion Matrix</text:p>
          </table:table-cell>
          <table:table-cell table:style-name="Table10.A2" office:value-type="string">
            <table:table table:name="Table11" table:style-name="Table11">
              <table:table-column table:style-name="Table11.A" table:number-columns-repeated="3"/>
              <table:table-row>
                <table:table-cell table:style-name="Table11.A1" office:value-type="string">
                  <text:p text:style-name="P35"/>
                </table:table-cell>
                <table:table-cell table:style-name="Table11.B1" table:number-columns-spanned="2" office:value-type="string">
                  <text:p text:style-name="P33">truth</text:p>
                </table:table-cell>
                <table:covered-table-cell/>
              </table:table-row>
              <table:table-row>
                <table:table-cell table:style-name="Table11.A2" office:value-type="string">
                  <text:p text:style-name="P35">predict</text:p>
                </table:table-cell>
                <table:table-cell table:style-name="Table11.A2" office:value-type="string">
                  <text:p text:style-name="P28">0</text:p>
                </table:table-cell>
                <table:table-cell table:style-name="Table11.C2" office:value-type="string">
                  <text:p text:style-name="P28">1</text:p>
                </table:table-cell>
              </table:table-row>
              <table:table-row>
                <table:table-cell table:style-name="Table11.A2" office:value-type="string">
                  <text:p text:style-name="P28">0</text:p>
                </table:table-cell>
                <table:table-cell table:style-name="Table11.A2" office:value-type="string">
                  <text:p text:style-name="P41">12<text:span text:style-name="T5">6609</text:span></text:p>
                </table:table-cell>
                <table:table-cell table:style-name="Table11.C2" office:value-type="string">
                  <text:p text:style-name="P43">3913</text:p>
                </table:table-cell>
              </table:table-row>
              <table:table-row>
                <table:table-cell table:style-name="Table11.A2" office:value-type="string">
                  <text:p text:style-name="P28">1</text:p>
                </table:table-cell>
                <table:table-cell table:style-name="Table11.A2" office:value-type="string">
                  <text:p text:style-name="P43">204</text:p>
                </table:table-cell>
                <table:table-cell table:style-name="Table11.C2" office:value-type="string">
                  <text:p text:style-name="P43">1586</text:p>
                </table:table-cell>
              </table:table-row>
            </table:table>
            <text:p text:style-name="P42"/>
          </table:table-cell>
          <table:table-cell table:style-name="Table10.C2" office:value-type="string">
            <table:table table:name="Table12" table:style-name="Table12">
              <table:table-column table:style-name="Table12.A" table:number-columns-repeated="3"/>
              <table:table-row>
                <table:table-cell table:style-name="Table12.A1" office:value-type="string">
                  <text:p text:style-name="P42"/>
                </table:table-cell>
                <table:table-cell table:style-name="Table12.B1" table:number-columns-spanned="2" office:value-type="string">
                  <text:p text:style-name="P33">truth</text:p>
                </table:table-cell>
                <table:covered-table-cell/>
              </table:table-row>
              <table:table-row>
                <table:table-cell table:style-name="Table12.A2" office:value-type="string">
                  <text:p text:style-name="P35">predict</text:p>
                </table:table-cell>
                <table:table-cell table:style-name="Table12.A2" office:value-type="string">
                  <text:p text:style-name="P28">0</text:p>
                </table:table-cell>
                <table:table-cell table:style-name="Table12.C2" office:value-type="string">
                  <text:p text:style-name="P28">1</text:p>
                </table:table-cell>
              </table:table-row>
              <table:table-row>
                <table:table-cell table:style-name="Table12.A2" office:value-type="string">
                  <text:p text:style-name="P28">0</text:p>
                </table:table-cell>
                <table:table-cell table:style-name="Table12.A2" office:value-type="string">
                  <text:p text:style-name="P38"/>
                </table:table-cell>
                <table:table-cell table:style-name="Table12.C2" office:value-type="string">
                  <text:p text:style-name="P38"/>
                </table:table-cell>
              </table:table-row>
              <table:table-row>
                <table:table-cell table:style-name="Table12.A2" office:value-type="string">
                  <text:p text:style-name="P28">1</text:p>
                </table:table-cell>
                <table:table-cell table:style-name="Table12.A2" office:value-type="string">
                  <text:p text:style-name="P38"/>
                </table:table-cell>
                <table:table-cell table:style-name="Table12.C2" office:value-type="string">
                  <text:p text:style-name="P38"/>
                </table:table-cell>
              </table:table-row>
            </table:table>
            <text:p text:style-name="P42"/>
          </table:table-cell>
        </table:table-row>
      </table:table>
      <text:p text:style-name="P19"/>
      <text:p text:style-name="P25">&lt;RespondingUnits&gt;</text:p>
      <text:p text:style-name="P20"><text:s text:c="2"/>&lt;INCIDENT_NUMBER&gt;F11000010&lt;/INCIDENT_NUMBER&gt;</text:p>
      <text:p text:style-name="P20"><text:s text:c="2"/>&lt;CAD_UNIT_ID&gt;P342&lt;/CAD_UNIT_ID&gt;</text:p>
      <text:p text:style-name="P20"><text:s text:c="2"/>&lt;DISPATCH_TIME&gt;2011-01-01 00:04:13&lt;/DISPATCH_TIME&gt;</text:p>
      <text:p text:style-name="P20"><text:s text:c="2"/>&lt;ENROUTE_TIME&gt;2011-01-01 00:05:45&lt;/ENROUTE_TIME&gt;</text:p>
      <text:p text:style-name="P20"><text:s text:c="2"/>&lt;ARRIVE_TIME&gt;2011-01-01 00:10:02&lt;/ARRIVE_TIME&gt;</text:p>
      <text:p text:style-name="P20"><text:s text:c="2"/>&lt;CLEAR_TIME&gt;2011-01-01 00:31:19&lt;/CLEAR_TIME&gt;</text:p>
      <text:p text:style-name="P20">&lt;/RespondingUnits&gt;</text:p>
      <text:p text:style-name="P20">&lt;RespondingUnits&gt;</text:p>
      <text:p text:style-name="P20"><text:s text:c="2"/>&lt;INCIDENT_NUMBER&gt;F11000011&lt;/INCIDENT_NUMBER&gt;</text:p>
      <text:p text:style-name="P20"><text:s text:c="2"/>&lt;CAD_UNIT_ID&gt;A131&lt;/CAD_UNIT_ID&gt;</text:p>
      <text:p text:style-name="P20"><text:s text:c="2"/>&lt;DISPATCH_TIME&gt;2011-01-01 00:04:46&lt;/DISPATCH_TIME&gt;</text:p>
      <text:p text:style-name="P20"><text:s text:c="2"/>&lt;ENROUTE_TIME&gt;2011-01-01 00:07:30&lt;/ENROUTE_TIME&gt;</text:p>
      <text:p text:style-name="P20"><text:s text:c="2"/>&lt;ARRIVE_TIME&gt;2011-01-01 00:09:02&lt;/ARRIVE_TIME&gt;</text:p>
      <text:p text:style-name="P20"><text:s text:c="2"/>&lt;CLEAR_TIME&gt;2011-01-01 00:15:14&lt;/CLEAR_TIME&gt;</text:p>
      <text:p text:style-name="P20">&lt;/RespondingUnits&gt;</text:p>
      <text:p text:style-name="P20"/>
      <text:p text:style-name="P21">&gt; str(I_s)</text:p>
      <text:p text:style-name="P21">'data.frame': <text:s text:c="2"/>720370 obs. of <text:s/>11 variables:</text:p>
      <text:p text:style-name="P21"><text:s/>$ EVENT_TYPE_CD <text:s text:c="8"/>: Factor w/ 131 levels "CBRN1","CBRN2",..: 18 18 18 18 18 18 18 18 18 18 ...</text:p>
      <text:p text:style-name="P21"><text:s/>$ ALARM_TO_FD <text:s text:c="10"/>: Factor w/ 12 levels "1","2","3","4",..: 1 1 1 1 5 5 1 1 5 5 ...</text:p>
      <text:p text:style-name="P21"><text:s/>$ RESPONSE_TYPE <text:s text:c="8"/>: Factor w/ 69 levels "1","2","3","11",..: 14 14 31 14 10 14 15 15 15 15 ...</text:p>
      <text:p text:style-name="P21"><text:s/>$ EST_KM <text:s text:c="15"/>: num <text:s/>3 3 3 3 4 5 2 1 3 1 ...</text:p>
      <text:p text:style-name="P21"><text:s/>$ INITIAL_UNIT_PERSONNEL: int <text:s/>3 4 3 4 4 3 4 4 4 4 ...</text:p>
      <text:p text:style-name="P21"><text:s/>$ INCIDENT_DAY <text:s text:c="9"/>: Factor w/ 7 levels "Sunday","Monday",..: 1 3 1 3 6 5 2 3 4 4 ...</text:p>
      <text:p text:style-name="P21"><text:s/>$ INCIDENT_MONTH <text:s text:c="7"/>: Factor w/ 11 levels "January","February",..: 10 6 2 4 10 4 NA 5 9 6 ...</text:p>
      <text:p text:style-name="P21"><text:s/>$ INITIAL_CALL_HOUR <text:s text:c="4"/>: int <text:s/>20 13 15 15 13 9 15 14 17 14 ...</text:p>
      <text:p text:style-name="P21"><text:s/>$ INITIAL_CALL_MIN <text:s text:c="5"/>: int <text:s/>33 34 56 45 36 56 0 59 4 8 ...</text:p>
      <text:p text:style-name="P21"><text:s/>$ CRITICAL <text:s text:c="13"/>: Factor w/ 2 levels "0","1": 2 2 2 1 2 2 1 1 1 2 ...</text:p>
      <text:p text:style-name="P21"><text:s/>$ EVENT_GROUP <text:s text:c="10"/>: Factor w/ 12 levels "Alarm","CC","CM",..: 1 1 1 1 1 1 1 1 1 1 ...</text:p>
      <text:p text:style-name="P21"/>
      <text:p text:style-name="P21">&gt; str(I_s_ROSE)</text:p>
      <text:p text:style-name="P21">'data.frame': <text:s text:c="2"/>396801 obs. of <text:s/>10 variables:</text:p>
      <text:p text:style-name="P21"><text:s/>$ EVENT_TYPE_CD <text:s text:c="8"/>: Factor w/ 131 levels "CBRN1","CBRN2",..: 18 76 77 112 14 8 74 70 8 74 ...</text:p>
      <text:p text:style-name="P21"><text:s/>$ ALARM_TO_FD <text:s text:c="10"/>: Factor w/ 12 levels "1","2","3","4",..: 1 3 3 1 5 1 3 3 1 3 ...</text:p>
      <text:p text:style-name="P21"><text:s/>$ RESPONSE_TYPE <text:s text:c="8"/>: Factor w/ 69 levels "1","2","3","11",..: 14 48 48 40 10 21 48 48 34 48 ...</text:p>
      <text:p text:style-name="P21"><text:s/>$ EST_KM <text:s text:c="15"/>: num <text:s/>1.38 2.13 3.85 4.59 4.44 ...</text:p>
      <text:p text:style-name="P21"><text:s/>$ INITIAL_UNIT_PERSONNEL: num <text:s/>3.95 4.21 4.05 4.13 3.81 ...</text:p>
      <text:p text:style-name="P21"><text:s/>$ INCIDENT_DAY <text:s text:c="9"/>: Factor w/ 7 levels "Sunday","Monday",..: 4 3 1 3 1 6 6 2 2 5 ...</text:p>
      <text:p text:style-name="P21"><text:s/>$ INCIDENT_MONTH <text:s text:c="7"/>: Factor w/ 11 levels "January","February",..: 9 2 2 11 11 9 6 11 3 9 ...</text:p>
      <text:p text:style-name="P21"><text:s/>$ INITIAL_CALL_HOUR <text:s text:c="4"/>: num <text:s/>5.99 5.59 15.96 23.77 14.48 ...</text:p>
      <text:p text:style-name="P21"><text:s/>$ INITIAL_CALL_MIN <text:s text:c="5"/>: num <text:s/>32.6 29.5 45.3 49.4 56.5 ...</text:p>
      <text:p text:style-name="P21"><text:s/>$ CRITICAL <text:s text:c="13"/>: Factor w/ 2 levels "0","1": 1 1 1 1 1 1 1 1 1 1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21:00:58.478691000</meta:creation-date>
    <dc:date>2018-10-11T06:48:39.405500000</dc:date>
    <meta:editing-duration>PT22H11M25S</meta:editing-duration>
    <meta:editing-cycles>13</meta:editing-cycles>
    <meta:generator>LibreOffice/5.2.2.2$MacOSX_X86_64 LibreOffice_project/8f96e87c890bf8fa77463cd4b640a2312823f3ad</meta:generator>
    <meta:document-statistic meta:table-count="12" meta:image-count="0" meta:object-count="0" meta:page-count="5" meta:paragraph-count="190" meta:word-count="775" meta:character-count="4857" meta:non-whitespace-character-count="4045"/>
  </office:meta>
</office:document-meta>
</file>